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Condensed" fo:font-size="14pt" officeooo:rsid="000d2dd4" officeooo:paragraph-rsid="000d2dd4" style:font-size-asian="14pt" style:font-size-complex="14pt"/>
    </style:style>
    <style:style style:name="P2" style:family="paragraph" style:parent-style-name="Standard">
      <style:text-properties style:font-name="DejaVu Sans Condensed" fo:font-size="14pt" fo:font-weight="bold" officeooo:rsid="000d2dd4" officeooo:paragraph-rsid="000d2dd4" style:font-size-asian="14pt" style:font-weight-asian="bold" style:font-size-complex="14pt" style:font-weight-complex="bold"/>
    </style:style>
    <style:style style:name="P3" style:family="paragraph" style:parent-style-name="Standard">
      <style:text-properties style:font-name="DejaVu Sans Condensed" fo:font-size="14pt" fo:font-weight="bold" officeooo:rsid="0013b277" officeooo:paragraph-rsid="0013b277" style:font-size-asian="14pt" style:font-weight-asian="bold" style:font-size-complex="14pt" style:font-weight-complex="bold"/>
    </style:style>
    <style:style style:name="P4" style:family="paragraph" style:parent-style-name="Standard">
      <style:text-properties style:font-name="DejaVu Sans Condensed" fo:font-size="12pt" officeooo:rsid="000d2dd4" officeooo:paragraph-rsid="000f4f7b" style:font-size-asian="12pt" style:font-size-complex="12pt"/>
    </style:style>
    <style:style style:name="P5" style:family="paragraph" style:parent-style-name="Standard">
      <style:text-properties style:font-name="DejaVu Sans Condensed" fo:font-weight="bold" officeooo:rsid="00228406" officeooo:paragraph-rsid="00228406" style:font-weight-asian="bold" style:font-weight-complex="bold"/>
    </style:style>
    <style:style style:name="P6" style:family="paragraph" style:parent-style-name="Standard">
      <style:text-properties style:font-name="DejaVu Sans Condensed" fo:font-size="12pt" fo:font-weight="normal" officeooo:rsid="000f4f7b" officeooo:paragraph-rsid="000f4f7b" style:font-size-asian="12pt" style:font-weight-asian="normal" style:font-size-complex="12pt" style:font-weight-complex="normal"/>
    </style:style>
    <style:style style:name="P7" style:family="paragraph" style:parent-style-name="Standard">
      <style:text-properties style:font-name="DejaVu Sans Condensed" fo:font-size="12pt" fo:font-weight="normal" officeooo:rsid="001e79dd" officeooo:paragraph-rsid="000f4f7b" style:font-size-asian="12pt" style:font-weight-asian="normal" style:font-size-complex="12pt" style:font-weight-complex="normal"/>
    </style:style>
    <style:style style:name="P8" style:family="paragraph" style:parent-style-name="Standard" style:list-style-name="L1">
      <style:text-properties style:font-name="DejaVu Sans Condensed" fo:font-size="12pt" fo:font-weight="normal" officeooo:rsid="001e79dd" officeooo:paragraph-rsid="00236ac7" style:font-size-asian="12pt" style:font-weight-asian="normal" style:font-size-complex="12pt" style:font-weight-complex="normal"/>
    </style:style>
    <style:style style:name="P9" style:family="paragraph" style:parent-style-name="Standard">
      <style:text-properties style:font-name="DejaVu Sans Condensed" fo:font-size="12pt" fo:font-weight="normal" officeooo:rsid="001c080e" officeooo:paragraph-rsid="000f4f7b" style:font-size-asian="12pt" style:font-weight-asian="normal" style:font-size-complex="12pt" style:font-weight-complex="normal"/>
    </style:style>
    <style:style style:name="P10" style:family="paragraph" style:parent-style-name="Standard" style:list-style-name="L1">
      <style:text-properties style:font-name="DejaVu Sans Condensed" fo:font-size="12pt" fo:font-weight="normal" officeooo:rsid="00200233" officeooo:paragraph-rsid="00236ac7" style:font-size-asian="12pt" style:font-weight-asian="normal" style:font-size-complex="12pt" style:font-weight-complex="normal"/>
    </style:style>
    <style:style style:name="P11" style:family="paragraph" style:parent-style-name="Standard">
      <style:text-properties style:font-name="DejaVu Sans Condensed" fo:font-size="12pt" fo:font-weight="normal" officeooo:rsid="00200233" officeooo:paragraph-rsid="000f4f7b" style:font-size-asian="12pt" style:font-weight-asian="normal" style:font-size-complex="12pt" style:font-weight-complex="normal"/>
    </style:style>
    <style:style style:name="P12" style:family="paragraph" style:parent-style-name="Standard">
      <style:text-properties style:font-name="DejaVu Sans Condensed" fo:font-size="12pt" fo:font-weight="normal" officeooo:rsid="00200233" officeooo:paragraph-rsid="00236ac7" style:font-size-asian="12pt" style:font-weight-asian="normal" style:font-size-complex="12pt" style:font-weight-complex="normal"/>
    </style:style>
    <style:style style:name="P13" style:family="paragraph" style:parent-style-name="Standard">
      <style:text-properties style:font-name="DejaVu Sans Condensed" fo:font-size="12pt" fo:font-weight="normal" officeooo:rsid="0030bab2" officeooo:paragraph-rsid="0030bab2" style:font-size-asian="12pt" style:font-weight-asian="normal" style:font-size-complex="12pt" style:font-weight-complex="normal"/>
    </style:style>
    <style:style style:name="P14" style:family="paragraph" style:parent-style-name="Standard">
      <style:text-properties style:font-name="DejaVu Sans Condensed" fo:font-size="12pt" fo:font-weight="bold" officeooo:rsid="00228406" officeooo:paragraph-rsid="0030bab2" style:font-size-asian="12pt" style:font-weight-asian="bold" style:font-size-complex="12pt" style:font-weight-complex="bold"/>
    </style:style>
    <style:style style:name="P15" style:family="paragraph" style:parent-style-name="Standard">
      <style:text-properties style:font-name="DejaVu Sans Condensed" fo:font-size="12pt" fo:font-weight="bold" officeooo:rsid="00228406" officeooo:paragraph-rsid="0037a7a9" style:font-size-asian="12pt" style:font-weight-asian="bold" style:font-size-complex="12pt" style:font-weight-complex="bold"/>
    </style:style>
    <style:style style:name="P16" style:family="paragraph" style:parent-style-name="Standard">
      <style:text-properties style:font-name="DejaVu Sans Condensed" fo:font-size="12pt" fo:font-weight="bold" officeooo:rsid="0010c8f3" officeooo:paragraph-rsid="0010c8f3" style:font-size-asian="12pt" style:font-weight-asian="bold" style:font-size-complex="12pt" style:font-weight-complex="bold"/>
    </style:style>
    <style:style style:name="P17" style:family="paragraph" style:parent-style-name="Standard" style:list-style-name="L2">
      <style:text-properties style:font-name="DejaVu Sans Condensed" fo:font-size="12pt" fo:font-weight="bold" officeooo:rsid="0010c8f3" officeooo:paragraph-rsid="0010c8f3" style:font-size-asian="12pt" style:font-weight-asian="bold" style:font-size-complex="12pt" style:font-weight-complex="bold"/>
    </style:style>
    <style:style style:name="P18" style:family="paragraph" style:parent-style-name="Standard">
      <style:text-properties style:font-name="DejaVu Sans Condensed" fo:font-weight="bold" officeooo:rsid="00228406" officeooo:paragraph-rsid="00236ac7" style:font-weight-asian="bold" style:font-weight-complex="bold"/>
    </style:style>
    <style:style style:name="P19" style:family="paragraph" style:parent-style-name="Standard">
      <style:text-properties style:font-name="DejaVu Sans Condensed" fo:font-weight="bold" officeooo:rsid="00228406" officeooo:paragraph-rsid="0030bab2" style:font-weight-asian="bold" style:font-weight-complex="bold"/>
    </style:style>
    <style:style style:name="P20" style:family="paragraph" style:parent-style-name="Standard">
      <style:text-properties style:font-name="DejaVu Sans Condensed" officeooo:rsid="000d2dd4" officeooo:paragraph-rsid="0026d7b2"/>
    </style:style>
    <style:style style:name="P21" style:family="paragraph" style:parent-style-name="Standard">
      <style:text-properties style:font-name="DejaVu Sans Condensed" officeooo:rsid="000d2dd4" officeooo:paragraph-rsid="00236ac7"/>
    </style:style>
    <style:style style:name="P22" style:family="paragraph" style:parent-style-name="Standard">
      <style:text-properties style:font-name="DejaVu Sans Condensed" officeooo:rsid="000d2dd4" officeooo:paragraph-rsid="002b32d8"/>
    </style:style>
    <style:style style:name="P23" style:family="paragraph" style:parent-style-name="Standard" style:list-style-name="L3">
      <style:text-properties style:font-name="DejaVu Sans Condensed" officeooo:rsid="002b32d8" officeooo:paragraph-rsid="002b32d8"/>
    </style:style>
    <style:style style:name="P24" style:family="paragraph" style:parent-style-name="Standard">
      <style:text-properties style:font-name="DejaVu Sans Condensed" officeooo:rsid="002b32d8" officeooo:paragraph-rsid="002b32d8"/>
    </style:style>
    <style:style style:name="P25" style:family="paragraph" style:parent-style-name="Standard" style:list-style-name="L4">
      <style:text-properties style:font-name="DejaVu Sans Condensed" officeooo:rsid="002efcfa" officeooo:paragraph-rsid="002efcfa"/>
    </style:style>
    <style:style style:name="P26" style:family="paragraph" style:parent-style-name="Standard">
      <style:text-properties style:font-name="DejaVu Sans Mono" fo:font-size="10.5pt" style:text-underline-style="none" fo:font-weight="normal" officeooo:rsid="001232f7" officeooo:paragraph-rsid="0010c8f3" style:font-size-asian="10.5pt" style:font-weight-asian="normal" style:font-size-complex="10.5pt" style:font-weight-complex="normal"/>
    </style:style>
    <style:style style:name="P27" style:family="paragraph" style:parent-style-name="Standard">
      <loext:graphic-properties draw:fill="none"/>
      <style:paragraph-properties fo:margin-left="0cm" fo:margin-right="0.499cm" fo:text-indent="0cm" style:auto-text-indent="false" fo:background-color="transparent"/>
      <style:text-properties style:font-name="DejaVu Sans Condensed" fo:font-size="12pt" fo:font-style="italic" style:text-underline-style="none" fo:font-weight="normal" officeooo:rsid="001232f7" officeooo:paragraph-rsid="0010c8f3" style:font-size-asian="12pt" style:font-style-asian="italic" style:font-weight-asian="normal" style:font-size-complex="12pt" style:font-style-complex="italic" style:font-weight-complex="normal"/>
    </style:style>
    <style:style style:name="P28" style:family="paragraph" style:parent-style-name="Standard">
      <loext:graphic-properties draw:fill="none"/>
      <style:paragraph-properties fo:margin-left="0cm" fo:margin-right="0.499cm" fo:text-indent="0cm" style:auto-text-indent="false" fo:background-color="transparent"/>
      <style:text-properties style:font-name="DejaVu Sans Mono" fo:font-size="10.5pt" style:text-underline-style="none" fo:font-weight="normal" officeooo:rsid="001232f7" officeooo:paragraph-rsid="0010c8f3" style:font-size-asian="10.5pt" style:font-weight-asian="normal" style:font-size-complex="10.5pt" style:font-weight-complex="normal"/>
    </style:style>
    <style:style style:name="P29"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3b277" style:font-size-asian="12pt" style:font-weight-asian="normal" style:font-size-complex="12pt" style:font-weight-complex="normal"/>
    </style:style>
    <style:style style:name="T3" style:family="text">
      <style:text-properties fo:font-size="12pt" fo:font-weight="normal" officeooo:rsid="00142250" style:font-size-asian="12pt" style:font-weight-asian="normal" style:font-size-complex="12pt" style:font-weight-complex="normal"/>
    </style:style>
    <style:style style:name="T4" style:family="text">
      <style:text-properties fo:font-size="12pt" fo:font-weight="normal" officeooo:rsid="0015ef3a" style:font-size-asian="12pt" style:font-weight-asian="normal" style:font-size-complex="12pt" style:font-weight-complex="normal"/>
    </style:style>
    <style:style style:name="T5" style:family="text">
      <style:text-properties fo:font-size="12pt" fo:font-weight="normal" officeooo:rsid="001761e8" style:font-size-asian="12pt" style:font-weight-asian="normal" style:font-size-complex="12pt" style:font-weight-complex="normal"/>
    </style:style>
    <style:style style:name="T6" style:family="text">
      <style:text-properties fo:font-size="12pt" fo:font-weight="normal" officeooo:rsid="001c080e" style:font-size-asian="12pt" style:font-weight-asian="normal" style:font-size-complex="12pt" style:font-weight-complex="normal"/>
    </style:style>
    <style:style style:name="T7" style:family="text">
      <style:text-properties fo:font-size="12pt" fo:font-weight="normal" officeooo:rsid="001e79dd" style:font-size-asian="12pt" style:font-weight-asian="normal" style:font-size-complex="12pt" style:font-weight-complex="normal"/>
    </style:style>
    <style:style style:name="T8" style:family="text">
      <style:text-properties fo:font-size="12pt" fo:font-weight="normal" officeooo:rsid="0022c462" style:font-size-asian="12pt" style:font-weight-asian="normal" style:font-size-complex="12pt" style:font-weight-complex="normal"/>
    </style:style>
    <style:style style:name="T9" style:family="text">
      <style:text-properties fo:font-size="12pt" fo:font-weight="normal" officeooo:rsid="00232885" style:font-size-asian="12pt" style:font-weight-asian="normal" style:font-size-complex="12pt" style:font-weight-complex="normal"/>
    </style:style>
    <style:style style:name="T10" style:family="text">
      <style:text-properties fo:font-size="12pt" fo:font-weight="normal" officeooo:rsid="00236ac7" style:font-size-asian="12pt" style:font-weight-asian="normal" style:font-size-complex="12pt" style:font-weight-complex="normal"/>
    </style:style>
    <style:style style:name="T11" style:family="text">
      <style:text-properties fo:font-size="12pt" fo:font-weight="normal" officeooo:rsid="00249491" style:font-size-asian="12pt" style:font-weight-asian="normal" style:font-size-complex="12pt" style:font-weight-complex="normal"/>
    </style:style>
    <style:style style:name="T12" style:family="text">
      <style:text-properties fo:font-size="12pt" fo:font-weight="normal" officeooo:rsid="0027d118" style:font-size-asian="12pt" style:font-weight-asian="normal" style:font-size-complex="12pt" style:font-weight-complex="normal"/>
    </style:style>
    <style:style style:name="T13" style:family="text">
      <style:text-properties fo:font-size="12pt" fo:font-weight="normal" officeooo:rsid="0029c10f" style:font-size-asian="12pt" style:font-weight-asian="normal" style:font-size-complex="12pt" style:font-weight-complex="normal"/>
    </style:style>
    <style:style style:name="T14" style:family="text">
      <style:text-properties fo:font-size="12pt" fo:font-weight="normal" officeooo:rsid="002aab4a" style:font-size-asian="12pt" style:font-weight-asian="normal" style:font-size-complex="12pt" style:font-weight-complex="normal"/>
    </style:style>
    <style:style style:name="T15" style:family="text">
      <style:text-properties fo:font-size="12pt" fo:font-weight="normal" officeooo:rsid="002b32d8" style:font-size-asian="12pt" style:font-weight-asian="normal" style:font-size-complex="12pt" style:font-weight-complex="normal"/>
    </style:style>
    <style:style style:name="T16" style:family="text">
      <style:text-properties fo:font-size="12pt" fo:font-weight="normal" officeooo:rsid="002c57b2" style:font-size-asian="12pt" style:font-weight-asian="normal" style:font-size-complex="12pt" style:font-weight-complex="normal"/>
    </style:style>
    <style:style style:name="T17" style:family="text">
      <style:text-properties fo:font-size="12pt" fo:font-weight="normal" officeooo:rsid="002dd106" style:font-size-asian="12pt" style:font-weight-asian="normal" style:font-size-complex="12pt" style:font-weight-complex="normal"/>
    </style:style>
    <style:style style:name="T18" style:family="text">
      <style:text-properties fo:font-size="12pt" fo:font-weight="normal" officeooo:rsid="002efcfa" style:font-size-asian="12pt" style:font-weight-asian="normal" style:font-size-complex="12pt" style:font-weight-complex="normal"/>
    </style:style>
    <style:style style:name="T19" style:family="text">
      <style:text-properties fo:font-size="12pt" fo:font-weight="normal" officeooo:rsid="0030bab2" style:font-size-asian="12pt" style:font-weight-asian="normal" style:font-size-complex="12pt" style:font-weight-complex="normal"/>
    </style:style>
    <style:style style:name="T20" style:family="text">
      <style:text-properties fo:font-size="12pt" fo:font-weight="normal" officeooo:rsid="0037a7a9" style:font-size-asian="12pt" style:font-weight-asian="normal" style:font-size-complex="12pt" style:font-weight-complex="normal"/>
    </style:style>
    <style:style style:name="T21" style:family="text">
      <style:text-properties fo:font-size="12pt" fo:font-weight="normal" officeooo:rsid="0039641f"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fo:font-size="12pt" officeooo:rsid="001c080e" style:font-size-asian="12pt" style:font-size-complex="12pt"/>
    </style:style>
    <style:style style:name="T24" style:family="text">
      <style:text-properties fo:font-weight="normal" style:font-weight-asian="normal" style:font-weight-complex="normal"/>
    </style:style>
    <style:style style:name="T25" style:family="text">
      <style:text-properties fo:font-weight="normal" officeooo:rsid="000e7803" style:font-weight-asian="normal" style:font-weight-complex="normal"/>
    </style:style>
    <style:style style:name="T26" style:family="text">
      <style:text-properties fo:font-weight="normal" officeooo:rsid="0026d7b2" style:font-weight-asian="normal" style:font-weight-complex="normal"/>
    </style:style>
    <style:style style:name="T27" style:family="text">
      <style:text-properties fo:font-weight="normal" officeooo:rsid="0030bab2" style:font-weight-asian="normal" style:font-weight-complex="normal"/>
    </style:style>
    <style:style style:name="T28" style:family="text">
      <style:text-properties fo:font-weight="normal" officeooo:rsid="00361144" style:font-weight-asian="normal" style:font-weight-complex="normal"/>
    </style:style>
    <style:style style:name="T29" style:family="text">
      <style:text-properties fo:font-weight="normal" officeooo:rsid="00371590" style:font-weight-asian="normal" style:font-weight-complex="normal"/>
    </style:style>
    <style:style style:name="T30" style:family="text">
      <style:text-properties fo:font-weight="normal" officeooo:rsid="0037a7a9" style:font-weight-asian="normal" style:font-weight-complex="normal"/>
    </style:style>
    <style:style style:name="T31" style:family="text">
      <style:text-properties officeooo:rsid="0030bab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n System Engineering</text:p>
      <text:p text:style-name="P1"/>
      <text:p text:style-name="P3">Research</text:p>
      <text:p text:style-name="P2"/>
      <text:p text:style-name="P4"><text:tab/><text:span text:style-name="T24">The application is built on HTML5, Javascript, CSS and ported into mobile platform using Phonegap, </text:span><text:span text:style-name="T25">an extension on top of Apache Cordova. </text:span><text:span text:style-name="T26">In addition to that, we will upgrade <text:s/>the main iNRIC website to include the same features, the website is run on Drupal, a PHP framework. </text:span></text:p>
      <text:p text:style-name="P6"><text:tab/></text:p>
      <text:p text:style-name="P7"><text:tab/></text:p>
      <text:p text:style-name="P9"/>
      <text:p text:style-name="P5"><text:span text:style-name="T23">H</text:span><text:span text:style-name="T22">ybrid Web App development:</text:span></text:p>
      <text:p text:style-name="P21"><text:span text:style-name="T2"><text:tab/>Initially, we were told that our project was working with Data Visualisation. </text:span><text:span text:style-name="T3">After meeting with </text:span><text:span text:style-name="T4">clients, it was decided that the project will be focusing on making a mobile version of NRIC web page</text:span><text:span text:style-name="T5">, </text:span><text:span text:style-name="T12">as well as adding a numbers of new features onto both platform. </text:span></text:p>
      <text:p text:style-name="P21"><text:span text:style-name="T12"/></text:p>
      <text:p text:style-name="P22"><text:span text:style-name="T12"><text:tab/></text:span><text:span text:style-name="T15">The main goal of NRIC service is to provide doctors of less IT accessible area to be able to access new and trending professional journal. Our client what to expand the service beyond a website to a mobile version, so that doctors who have no personal computer or broadband can still use the website. They chose IOS and Android, both of which have the most marketshare on mobile devices.</text:span></text:p>
      <text:p text:style-name="P22"><text:span text:style-name="T15"/></text:p>
      <text:p text:style-name="P22"><text:span text:style-name="T15"><text:s/><text:tab/>Both of them have quite a different rendering engine. Project scope of length is development from January 2015 to April 2016. Including other school projects and testing time, we are left with very little resources for development .So we negotiate the offer: prioritise one platform over another. </text:span><text:span text:style-name="T16">H</text:span><text:span text:style-name="T15">ere is what we represent our argument:</text:span></text:p>
      <text:list xml:id="list4987254534625856645" text:style-name="L3">
        <text:list-item>
          <text:p text:style-name="P23"><text:span text:style-name="T1">Java on Android is more familiar to us, as it was the main language in our programming course</text:span></text:p>
        </text:list-item>
        <text:list-item>
          <text:p text:style-name="P23"><text:span text:style-name="T1">Deploying to Play Store is free of charge ( as long as the app itself doesn't charge), </text:span><text:span text:style-name="T16">contrast to IOS ( you need a developer account priced around 1 hundred GBP)</text:span></text:p>
        </text:list-item>
        <text:list-item>
          <text:p text:style-name="P23"><text:span text:style-name="T1">Android market share is much bigger than that of IOS, with targeted user at a much lower budget device. Doctors are more likely to own a Android phone over iPhone.</text:span></text:p>
        </text:list-item>
      </text:list>
      <text:p text:style-name="P24"><text:span text:style-name="T1"/></text:p>
      <text:p text:style-name="P22"><text:span text:style-name="T15"><text:tab/></text:span><text:span text:style-name="T16">The client accept our offer, and decide to put development on IOS platform a SHOULD requirement. Not that we won't do it, just that we cannot promise it will be a fully functional and deploy-ready.</text:span></text:p>
      <text:p text:style-name="P22"><text:span text:style-name="T16"/></text:p>
      <text:p text:style-name="P22"><text:span text:style-name="T15"><text:tab/></text:span><text:span text:style-name="T12">What we </text:span><text:span text:style-name="T15">researched</text:span><text:span text:style-name="T12"> at first was </text:span><text:span text:style-name="T13">how to develop software on Android. </text:span><text:span text:style-name="T14">Android Studio and it's development kit: Android SDK, provide a good open source framework. It has direct API access to many of the mobile's hardware function, many of which we don't need or won't us</text:span><text:span text:style-name="T17">e. Considering the scope of the mobile app, the use cases that we design were pretty passive, apart from push notification which a</text:span><text:span text:style-name="T18"> SHOULD functional requirement. We thought that the app should be light weight, easy to maintain and testing with a small amount of time resource to spend</text:span><text:span text:style-name="T14">. </text:span><text:span text:style-name="T15">A</text:span><text:span text:style-name="T18">nother</text:span><text:span text:style-name="T15"> </text:span><text:span text:style-name="T17">big</text:span><text:span text:style-name="T15"> drawback is neither of us has any experience in working with Android </text:span><text:span text:style-name="T18">development kit, development pratice, etc… so it's only going to cost extra time.</text:span><text:span text:style-name="T15"> </text:span></text:p>
      <text:p text:style-name="P22"><text:span text:style-name="T15"/></text:p>
      <text:p text:style-name="P22"><text:span text:style-name="T15"/></text:p>
      <text:p text:style-name="P22"><text:span text:style-name="T15"/></text:p>
      <text:p text:style-name="P22"><text:span text:style-name="T15"/></text:p>
      <text:p text:style-name="P21"><text:soft-page-break/><text:span text:style-name="T5"><text:tab/></text:span><text:span text:style-name="T18">That was when we started looking for another approach. Next to native mobile app is building a hybrid apps; Phone applications that are written as a dynamic webpage, then ported into Android package to deploy on mobile phone. This has major advantages:</text:span></text:p>
      <text:list xml:id="list2666294730053605538" text:style-name="L4">
        <text:list-item>
          <text:p text:style-name="P25"><text:span text:style-name="T1">Light weight.</text:span></text:p>
        </text:list-item>
        <text:list-item>
          <text:p text:style-name="P25"><text:span text:style-name="T1">Web development is something we are comfortable with.</text:span></text:p>
          <text:p text:style-name="P25"><text:span text:style-name="T1"/></text:p>
        </text:list-item>
      </text:list>
      <text:p text:style-name="P20"><text:span text:style-name="T5"><text:tab/></text:span><text:span text:style-name="T6"> </text:span><text:span text:style-name="T7">Also we can fully utilize advantages of </text:span><text:span text:style-name="T18">web app </text:span><text:span text:style-name="T7">such as:</text:span></text:p>
      <text:list xml:id="list4989272860519603349" text:style-name="L1">
        <text:list-item>
          <text:p text:style-name="P8">Multi resolution scaling.</text:p>
        </text:list-item>
        <text:list-item>
          <text:p text:style-name="P10">Easy maintenance and changes.</text:p>
        </text:list-item>
        <text:list-item>
          <text:p text:style-name="P10">Portable, Cross platform.</text:p>
        </text:list-item>
      </text:list>
      <text:p text:style-name="P12"/>
      <text:p text:style-name="P18"><text:span text:style-name="T22"><text:tab/></text:span><text:span text:style-name="T18">Among many popular hybrid framework, </text:span><text:span text:style-name="T8">Phonegap is a </text:span><text:span text:style-name="T9">open-source framework, extended </text:span><text:span text:style-name="T18">on top of </text:span><text:span text:style-name="T8">Apache </text:span><text:span text:style-name="T9">Codorva. It enable developers to create a multi-platform apps from HTML, CSS and Javascript. </text:span><text:span text:style-name="T10">Phonegap apps adhere to the single-page application models whereby a single HTML is loaded into memory on client side. This enable the UI logic to be handled client-side, </text:span><text:span text:style-name="T11">giving a native-apps feel to the web. </text:span><text:span text:style-name="T18">PhoneGap </text:span><text:span text:style-name="T19">recent version </text:span><text:span text:style-name="T18">also include </text:span><text:span text:style-name="T19">many hardware plugin</text:span><text:span text:style-name="T18">, meaning we can add extra small snip</text:span><text:span text:style-name="T19">pets of native code to gain access to hardware, create new function to our apps.</text:span></text:p>
      <text:p text:style-name="P18"><text:span text:style-name="T19"/></text:p>
      <text:p text:style-name="P18"><text:span text:style-name="T11"><text:tab/></text:span><text:span text:style-name="T18">Further more, PhoneGap has a developer mobile application, on which </text:span><text:span text:style-name="T19">establish we can connect to server on our development machine and test it out without having to build and deploy our apps with all the little packages coupling that we otherwise have to worry.</text:span></text:p>
      <text:p text:style-name="P18"><text:span text:style-name="T19"/></text:p>
      <text:p text:style-name="P13"><text:tab/>Overall PhoneGap is a best choice for medium to small Mobile Application projects.</text:p>
      <text:p text:style-name="P13"/>
      <text:p text:style-name="P14"><text:span text:style-name="T31">Web service upgrade</text:span>:</text:p>
      <text:p text:style-name="P14"><text:tab/><text:span text:style-name="T27">The client also offer to us 3 other project to work on: </text:span><text:span text:style-name="T28">upgrade </text:span><text:span text:style-name="T29">NRIC website to include User Account and profiling, transfer the Knowledge Week features from the old website to new website, and web log study.</text:span></text:p>
      <text:p text:style-name="P14"><text:span text:style-name="T29"/></text:p>
      <text:p text:style-name="P14"><text:span text:style-name="T29"><text:tab/>Adding user account and profiling to the main website is crucial to our app, as it communicates directly with the Drupal database. So that is a deal. Again considering the time we have, Knowledge week porting would be much easier than web log study.</text:span></text:p>
      <text:p text:style-name="P15"><text:span text:style-name="T29"><text:tab/></text:span></text:p>
      <text:p text:style-name="P15"><text:span text:style-name="T29"><text:tab/>In the old version of NRIC website </text:span><text:span text:style-name="T30">they have a Knowledge week feature, which TBC…</text:span></text:p>
      <text:p text:style-name="P14"><text:span text:style-name="T30"/></text:p>
      <text:p text:style-name="P19"><text:span text:style-name="T20"><text:tab/>We will create a new </text:span><text:span text:style-name="T21">User profile</text:span><text:span text:style-name="T20">table in PHP database, with </text:span><text:span text:style-name="T21">fields presented in the documentation table. For security, the password field will be hashed , using PHP built in hash function ( with randomly generated salt of course), or we could try and use external hashing algorithm). </text:span></text:p>
      <text:p text:style-name="P19"><text:span text:style-name="T21"><text:tab/>Mobile app will send user passworld via secured HTTP request, this reduce the hashing work from our client side. We also discussed the “Keep me login” function which will employ the use of cookies for quick authentication. </text:span></text:p>
      <text:p text:style-name="P11"/>
      <text:p text:style-name="P11"/>
      <text:p text:style-name="P11"/>
      <text:p text:style-name="P9"/>
      <text:p text:style-name="P27"><text:tab/><text:tab/><text:tab/></text:p>
      <text:h text:style-name="P29" text:outline-level="4"/>
      <text:p text:style-name="P28"/>
      <text:p text:style-name="P26"><text:tab/></text:p>
      <text:p text:style-name="P16"><text:soft-page-break/><text:tab/></text:p>
      <text:list xml:id="list3977539878251592854" text:style-name="L2">
        <text:list-header>
          <text:p text:style-name="P17"/>
        </text:list-header>
      </text:list>
      <text:p text:style-name="P6"><text:tab/><text:tab/></text:p>
      <text:p text:style-name="P6"/>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4cm" fo:margin-right="1.59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09:43:05.751028962</meta:creation-date>
    <dc:date>2015-12-06T18:46:43.911043326</dc:date>
    <meta:editing-duration>PT1H53M49S</meta:editing-duration>
    <meta:editing-cycles>17</meta:editing-cycles>
    <meta:generator>LibreOffice/5.0.2.2$Linux_X86_64 LibreOffice_project/00m0$Build-2</meta:generator>
    <meta:document-statistic meta:table-count="0" meta:image-count="0" meta:object-count="0" meta:page-count="3" meta:paragraph-count="38" meta:word-count="878" meta:character-count="5140" meta:non-whitespace-character-count="4265"/>
  </office:meta>
</office:document-meta>
</file>